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1fa3e0"/>
    </style:style>
    <style:style style:name="P2" style:family="paragraph" style:parent-style-name="Standard">
      <style:text-properties officeooo:rsid="0020cc43" officeooo:paragraph-rsid="0020cc43"/>
    </style:style>
    <style:style style:name="P3" style:family="paragraph" style:parent-style-name="Standard" style:list-style-name="L1">
      <style:text-properties officeooo:rsid="0020cc43" officeooo:paragraph-rsid="0020cc43"/>
    </style:style>
    <style:style style:name="P4" style:family="paragraph" style:parent-style-name="Standard">
      <style:text-properties officeooo:rsid="0020cc43" officeooo:paragraph-rsid="00212d03"/>
    </style:style>
    <style:style style:name="P5" style:family="paragraph" style:parent-style-name="Standard">
      <style:text-properties officeooo:rsid="0020cc43" officeooo:paragraph-rsid="00230a26"/>
    </style:style>
    <style:style style:name="P6" style:family="paragraph" style:parent-style-name="Standard">
      <style:text-properties officeooo:rsid="0020cc43" officeooo:paragraph-rsid="0024d7f4"/>
    </style:style>
    <style:style style:name="P7" style:family="paragraph" style:parent-style-name="Standard" style:list-style-name="L2">
      <style:text-properties officeooo:rsid="0020cc43" officeooo:paragraph-rsid="0024d7f4"/>
    </style:style>
    <style:style style:name="P8" style:family="paragraph" style:parent-style-name="Standard">
      <style:text-properties officeooo:rsid="0020cc43" officeooo:paragraph-rsid="00253435"/>
    </style:style>
    <style:style style:name="P9" style:family="paragraph" style:parent-style-name="Standard">
      <style:text-properties officeooo:rsid="00212d03" officeooo:paragraph-rsid="00212d03"/>
    </style:style>
    <style:style style:name="P10" style:family="paragraph" style:parent-style-name="Standard">
      <style:text-properties officeooo:rsid="00212d03" officeooo:paragraph-rsid="00230a26"/>
    </style:style>
    <style:style style:name="P11" style:family="paragraph" style:parent-style-name="Standard">
      <style:text-properties officeooo:rsid="00212d03" officeooo:paragraph-rsid="0024d7f4"/>
    </style:style>
    <style:style style:name="P12" style:family="paragraph" style:parent-style-name="Standard" style:list-style-name="L1">
      <style:text-properties officeooo:paragraph-rsid="0020cc43"/>
    </style:style>
    <style:style style:name="P13" style:family="paragraph" style:parent-style-name="Standard" style:list-style-name="L1">
      <style:text-properties officeooo:paragraph-rsid="0024d7f4"/>
    </style:style>
    <style:style style:name="P14" style:family="paragraph" style:parent-style-name="Standard" style:list-style-name="L1">
      <style:text-properties officeooo:paragraph-rsid="00253435"/>
    </style:style>
    <style:style style:name="P15" style:family="paragraph" style:parent-style-name="Standard">
      <style:text-properties officeooo:paragraph-rsid="00212d03"/>
    </style:style>
    <style:style style:name="P16" style:family="paragraph" style:parent-style-name="Standard">
      <style:text-properties officeooo:rsid="0022c4c2" officeooo:paragraph-rsid="0022c4c2"/>
    </style:style>
    <style:style style:name="P17" style:family="paragraph" style:parent-style-name="Standard">
      <style:text-properties officeooo:rsid="0022c4c2" officeooo:paragraph-rsid="00230a26"/>
    </style:style>
    <style:style style:name="P18" style:family="paragraph" style:parent-style-name="Standard">
      <style:text-properties officeooo:rsid="0022c4c2" officeooo:paragraph-rsid="0024d7f4"/>
    </style:style>
    <style:style style:name="P19" style:family="paragraph" style:parent-style-name="Standard">
      <style:text-properties officeooo:rsid="0022c4c2" officeooo:paragraph-rsid="00253435"/>
    </style:style>
    <style:style style:name="P20" style:family="paragraph" style:parent-style-name="Standard">
      <style:text-properties officeooo:rsid="00230a26" officeooo:paragraph-rsid="00230a26"/>
    </style:style>
    <style:style style:name="P21" style:family="paragraph" style:parent-style-name="Standard">
      <style:text-properties officeooo:rsid="00230a26" officeooo:paragraph-rsid="0024d7f4"/>
    </style:style>
    <style:style style:name="P22" style:family="paragraph" style:parent-style-name="Standard">
      <style:text-properties fo:font-weight="bold" officeooo:rsid="0024d7f4" officeooo:paragraph-rsid="0024d7f4" style:font-weight-asian="bold" style:font-weight-complex="bold"/>
    </style:style>
    <style:style style:name="P23" style:family="paragraph" style:parent-style-name="Standard">
      <style:text-properties fo:font-weight="bold" officeooo:paragraph-rsid="001fa3e0" style:font-weight-asian="bold" style:font-weight-complex="bold"/>
    </style:style>
    <style:style style:name="P24" style:family="paragraph" style:parent-style-name="Standard">
      <style:text-properties fo:font-weight="bold" officeooo:rsid="00212d03" officeooo:paragraph-rsid="00212d03" style:font-weight-asian="bold" style:font-weight-complex="bold"/>
    </style:style>
    <style:style style:name="P25" style:family="paragraph" style:parent-style-name="Standard">
      <style:text-properties fo:font-weight="bold" officeooo:rsid="00212d03" officeooo:paragraph-rsid="0024d7f4" style:font-weight-asian="bold" style:font-weight-complex="bold"/>
    </style:style>
    <style:style style:name="P26" style:family="paragraph" style:parent-style-name="Standard">
      <style:text-properties fo:font-weight="bold" officeooo:rsid="00212d03" officeooo:paragraph-rsid="00253435" style:font-weight-asian="bold" style:font-weight-complex="bold"/>
    </style:style>
    <style:style style:name="P27" style:family="paragraph" style:parent-style-name="Standard">
      <style:text-properties fo:font-weight="bold" officeooo:paragraph-rsid="0024d7f4" style:font-weight-asian="bold" style:font-weight-complex="bold"/>
    </style:style>
    <style:style style:name="P28" style:family="paragraph" style:parent-style-name="Standard">
      <style:text-properties fo:font-weight="bold" officeooo:paragraph-rsid="00253435" style:font-weight-asian="bold" style:font-weight-complex="bold"/>
    </style:style>
    <style:style style:name="P29" style:family="paragraph" style:parent-style-name="Standard">
      <style:text-properties officeooo:paragraph-rsid="00230a26"/>
    </style:style>
    <style:style style:name="P30" style:family="paragraph" style:parent-style-name="Standard">
      <style:text-properties officeooo:rsid="0024d7f4" officeooo:paragraph-rsid="00230a26"/>
    </style:style>
    <style:style style:name="P31" style:family="paragraph" style:parent-style-name="Standard">
      <style:text-properties officeooo:rsid="0024d7f4" officeooo:paragraph-rsid="0024d7f4"/>
    </style:style>
    <style:style style:name="P32" style:family="paragraph" style:parent-style-name="Standard">
      <style:text-properties officeooo:paragraph-rsid="0024d7f4"/>
    </style:style>
    <style:style style:name="P33" style:family="paragraph" style:parent-style-name="Standard">
      <style:text-properties officeooo:paragraph-rsid="00253435"/>
    </style:style>
    <style:style style:name="P34" style:family="paragraph" style:parent-style-name="Standard" style:list-style-name="L2">
      <style:text-properties officeooo:paragraph-rsid="00253435"/>
    </style:style>
    <style:style style:name="P35" style:family="paragraph" style:parent-style-name="Standard" style:list-style-name="L3">
      <style:text-properties officeooo:paragraph-rsid="00253435"/>
    </style:style>
    <style:style style:name="P36" style:family="paragraph" style:parent-style-name="Standard">
      <style:text-properties fo:font-size="12pt" fo:font-weight="bold" officeooo:rsid="00230a26" officeooo:paragraph-rsid="00230a26" style:font-size-asian="12pt" style:font-weight-asian="bold" style:font-size-complex="12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24d7f4" style:font-size-asian="10pt"/>
    </style:style>
    <style:style style:name="T3" style:family="text">
      <style:text-properties fo:font-size="10pt" officeooo:rsid="00253435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text-line-through-style="none" style:text-line-through-type="none" fo:font-size="10pt" style:text-underline-style="none" style:font-size-asian="10pt"/>
    </style:style>
    <style:style style:name="T6" style:family="text">
      <style:text-properties style:text-line-through-style="none" style:text-line-through-type="none" fo:font-size="10pt" style:text-underline-style="none" officeooo:rsid="0020cc43" style:font-size-asian="10pt"/>
    </style:style>
    <style:style style:name="T7" style:family="text">
      <style:text-properties style:text-line-through-style="none" style:text-line-through-type="none" fo:font-size="10pt" style:text-underline-style="none" officeooo:rsid="00212d03" style:font-size-asian="10pt"/>
    </style:style>
    <style:style style:name="T8" style:family="text">
      <style:text-properties style:text-line-through-style="none" style:text-line-through-type="none" fo:font-size="10pt" style:text-underline-style="none" officeooo:rsid="0022c4c2" style:font-size-asian="10pt"/>
    </style:style>
    <style:style style:name="T9" style:family="text">
      <style:text-properties style:text-line-through-style="none" style:text-line-through-type="none" fo:font-size="10pt" style:text-underline-style="none" officeooo:rsid="00230a26" style:font-size-asian="10pt"/>
    </style:style>
    <style:style style:name="T10" style:family="text">
      <style:text-properties style:text-line-through-style="none" style:text-line-through-type="none" fo:font-size="10pt" style:text-underline-style="none" officeooo:rsid="0024d7f4" style:font-size-asian="10pt"/>
    </style:style>
    <style:style style:name="T11" style:family="text">
      <style:text-properties style:text-line-through-style="none" style:text-line-through-type="none" fo:font-size="10pt" style:text-underline-style="none" officeooo:rsid="00253435" style:font-size-asian="10pt"/>
    </style:style>
    <style:style style:name="T12" style:family="text">
      <style:text-properties style:text-line-through-style="none" style:text-line-through-type="none" fo:font-size="10pt" style:text-underline-style="none" officeooo:rsid="00261b3d" style:font-size-asian="10pt"/>
    </style:style>
    <style:style style:name="T13" style:family="text">
      <style:text-properties style:text-line-through-style="none" style:text-line-through-type="none" fo:font-size="10pt" style:text-underline-style="none" fo:font-weight="bold" style:font-size-asian="10pt" style:font-weight-asian="bold" style:font-weight-complex="bold"/>
    </style:style>
    <style:style style:name="T14" style:family="text">
      <style:text-properties style:text-line-through-style="none" style:text-line-through-type="none" fo:font-size="10pt" style:text-underline-style="none" fo:font-weight="bold" officeooo:rsid="00212d03" style:font-size-asian="10pt" style:font-weight-asian="bold" style:font-weight-complex="bold"/>
    </style:style>
    <style:style style:name="T15" style:family="text">
      <style:text-properties style:text-line-through-style="none" style:text-line-through-type="none" fo:font-size="10pt" style:text-underline-style="none" fo:font-weight="bold" officeooo:rsid="0020cc43" style:font-size-asian="10pt" style:font-weight-asian="bold" style:font-weight-complex="bold"/>
    </style:style>
    <style:style style:name="T16" style:family="text">
      <style:text-properties style:text-line-through-style="none" style:text-line-through-type="none" fo:font-size="10pt" style:text-underline-style="none" fo:font-weight="normal" officeooo:rsid="00212d03" style:font-size-asian="10pt" style:font-weight-asian="normal" style:font-weight-complex="normal"/>
    </style:style>
    <style:style style:name="T17" style:family="text">
      <style:text-properties style:text-line-through-style="none" style:text-line-through-type="none" fo:font-size="10pt" style:text-underline-style="none" fo:font-weight="normal" officeooo:rsid="0024d7f4" style:font-size-asian="10pt" style:font-weight-asian="normal" style:font-weight-complex="normal"/>
    </style:style>
    <style:style style:name="T18" style:family="text">
      <style:text-properties style:text-line-through-style="none" style:text-line-through-type="none" fo:font-size="10pt" style:text-underline-style="none" fo:font-weight="normal" officeooo:rsid="00253435" style:font-size-asian="10pt" style:font-weight-asian="normal" style:font-weight-complex="normal"/>
    </style:style>
    <style:style style:name="T19" style:family="text">
      <style:text-properties fo:color="#a9b7c6" style:text-line-through-style="none" style:text-line-through-type="none" style:font-name="0" fo:font-size="4.5pt" style:text-underline-style="none" officeooo:rsid="00230a26" style:font-size-asian="4.5pt"/>
    </style:style>
    <style:style style:name="T20" style:family="text">
      <style:text-properties fo:color="#a9b7c6" style:font-name="MS Gothic" fo:font-size="4.5pt" fo:font-style="normal" fo:font-weight="normal" style:font-size-asian="4.5pt" style:font-style-asian="normal" style:font-weight-asian="normal"/>
    </style:style>
    <style:style style:name="T21" style:family="text">
      <style:text-properties fo:color="#cc7832" style:font-name="MS Gothic" fo:font-size="4.5pt" fo:font-style="normal" fo:font-weight="bold" style:font-size-asian="4.5pt" style:font-style-asian="normal" style:font-weight-asian="bold"/>
    </style:style>
    <style:style style:name="T22" style:family="text">
      <style:text-properties fo:color="#cc7832" style:font-name="MS Gothic" fo:font-size="4.5pt" fo:font-style="normal" fo:font-weight="normal" style:font-size-asian="4.5pt" style:font-style-asian="normal" style:font-weight-asian="normal"/>
    </style:style>
    <style:style style:name="T23" style:family="text">
      <style:text-properties fo:color="#cc7832" style:text-line-through-style="none" style:text-line-through-type="none" style:font-name="MS Gothic" fo:font-size="4.5pt" fo:font-style="normal" style:text-underline-style="none" fo:font-weight="bold" officeooo:rsid="00230a26" style:font-size-asian="4.5pt" style:font-style-asian="normal" style:font-weight-asian="bold"/>
    </style:style>
    <style:style style:name="T24" style:family="text">
      <style:text-properties fo:color="#cc7832" style:text-line-through-style="none" style:text-line-through-type="none" style:font-name="MS Gothic" fo:font-size="4.5pt" fo:font-style="normal" style:text-underline-style="none" fo:font-weight="bold" style:font-size-asian="4.5pt" style:font-style-asian="normal" style:font-weight-asian="bold"/>
    </style:style>
    <style:style style:name="T25" style:family="text">
      <style:text-properties fo:color="#9876aa" style:font-name="MS Gothic" fo:font-size="4.5pt" fo:font-style="italic" fo:font-weight="normal" style:font-size-asian="4.5pt" style:font-style-asian="italic" style:font-weight-asian="normal"/>
    </style:style>
    <style:style style:name="T26" style:family="text">
      <style:text-properties fo:color="#808080" style:font-name="MS Gothic" fo:font-size="4.5pt" fo:font-style="normal" fo:font-weight="normal" style:font-size-asian="4.5pt" style:font-style-asian="normal" style:font-weight-asian="normal"/>
    </style:style>
    <style:style style:name="T27" style:family="text">
      <style:text-properties fo:color="#9373a5" style:font-name="MS Gothic" fo:font-size="4.5pt" fo:font-style="normal" fo:font-weight="normal" style:font-size-asian="4.5pt" style:font-style-asian="normal" style:font-weight-asian="normal"/>
    </style:style>
    <style:style style:name="T28" style:family="text">
      <style:text-properties fo:color="#6897bb" style:font-name="MS Gothic" fo:font-size="4.5pt" fo:font-style="normal" fo:font-weight="normal" style:font-size-asian="4.5pt" style:font-style-asian="normal" style:font-weight-asian="normal"/>
    </style:style>
    <style:style style:name="T29" style:family="text">
      <style:text-properties fo:color="#ffc66d" style:font-name="MS Gothic" fo:font-size="4.5pt" fo:font-style="normal" fo:font-weight="normal" style:font-size-asian="4.5pt" style:font-style-asian="normal" style:font-weight-asian="normal"/>
    </style:style>
    <style:style style:name="T30" style:family="text">
      <style:text-properties fo:color="#b5b6e3" style:font-name="MS Gothic" fo:font-size="4.5pt" fo:font-style="normal" fo:font-weight="normal" style:font-size-asian="4.5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Test Plan:</text:span></text:p>
      <text:p text:style-name="P9"><text:span text:style-name="T1"/></text:p>
      <text:p text:style-name="P36">Bug 8</text:p>
      <text:p text:style-name="P4"><text:span text:style-name="T14">Description: </text:span><text:span text:style-name="T5">The function </text:span><text:span text:style-name="T8">cardEffect/playCard</text:span><text:span text:style-name="T5"> </text:span><text:span text:style-name="T7">does not accurately </text:span><text:span text:style-name="T8">handle coin updating/bonus coins. <text:s/></text:span><text:span text:style-name="T9">Because</text:span></text:p>
      <text:p text:style-name="P4"><text:span text:style-name="T9"/></text:p>
      <text:p text:style-name="P4"><text:span text:style-name="T19"><text:s text:c="2"/></text:span><text:span text:style-name="T21">case </text:span><text:span text:style-name="T25">minion</text:span><text:span text:style-name="T20">:</text:span><text:line-break/><text:span text:style-name="T20"> <text:s text:c="5"/></text:span><text:span text:style-name="T26">//+1 action</text:span><text:line-break/><text:span text:style-name="T26"> <text:s text:c="5"/></text:span><text:span text:style-name="T20">state-&gt;</text:span><text:span text:style-name="T27">numActions</text:span><text:span text:style-name="T20">++</text:span><text:span text:style-name="T22">;</text:span><text:line-break/><text:line-break/><text:span text:style-name="T22"> <text:s text:c="5"/></text:span><text:span text:style-name="T26">//discard card from hand</text:span><text:line-break/><text:span text:style-name="T26"> <text:s text:c="5"/></text:span><text:span text:style-name="T20">discardCard(handPos</text:span><text:span text:style-name="T22">, </text:span><text:span text:style-name="T20">currentPlayer</text:span><text:span text:style-name="T22">, </text:span><text:span text:style-name="T20">state</text:span><text:span text:style-name="T22">, </text:span><text:span text:style-name="T28">0</text:span><text:span text:style-name="T20">)</text:span><text:span text:style-name="T22">;</text:span><text:line-break/><text:line-break/><text:span text:style-name="T21">if </text:span><text:span text:style-name="T20">(choice1)</text:span><text:line-break/><text:span text:style-name="T20"> <text:s text:c="5"/>{</text:span><text:line-break/><text:span text:style-name="T20"> <text:s text:c="9"/>state-&gt;</text:span><text:span text:style-name="T27">coins </text:span><text:span text:style-name="T20">= state-&gt;</text:span><text:span text:style-name="T27">coins </text:span><text:span text:style-name="T20">+ </text:span><text:span text:style-name="T28">2</text:span><text:span text:style-name="T22">;</text:span></text:p>
      <text:p text:style-name="P4"><text:span text:style-name="T9"/></text:p>
      <text:p text:style-name="P4"><text:span text:style-name="T9"/></text:p>
      <text:p text:style-name="P4"><text:span text:style-name="T23">int </text:span><text:span text:style-name="T29">updateCoins</text:span><text:span text:style-name="T20">(</text:span><text:span text:style-name="T21">int </text:span><text:span text:style-name="T20">player</text:span><text:span text:style-name="T22">, </text:span><text:span text:style-name="T21">struct </text:span><text:span text:style-name="T30">gameState </text:span><text:span text:style-name="T20">*state</text:span><text:span text:style-name="T22">, </text:span><text:span text:style-name="T21">int </text:span><text:span text:style-name="T20">bonus)</text:span><text:line-break/><text:span text:style-name="T20">{</text:span><text:line-break/><text:span text:style-name="T20"> <text:s text:c="3"/></text:span><text:span text:style-name="T21">int </text:span><text:span text:style-name="T20">i</text:span><text:span text:style-name="T22">;</text:span><text:line-break/><text:line-break/><text:span text:style-name="T22"> <text:s text:c="3"/></text:span><text:span text:style-name="T26">//reset coin count</text:span><text:line-break/><text:span text:style-name="T26"> <text:s text:c="3"/></text:span><text:span text:style-name="T20">state-&gt;</text:span><text:span text:style-name="T27">coins </text:span><text:span text:style-name="T20">= </text:span><text:span text:style-name="T28">0</text:span><text:span text:style-name="T22">;</text:span></text:p>
      <text:p text:style-name="P4"><text:span text:style-name="T9"/></text:p>
      <text:p text:style-name="P20"><text:span text:style-name="T5">As we can see, minion is setting coins, then playCard is calling updateCoins, and playcard resets coins. <text:s/>So no coins from actions cards doing this come up. <text:s/>All cards are doing this.</text:span></text:p>
      <text:p text:style-name="P20"><text:span text:style-name="T5"/></text:p>
      <text:p text:style-name="P18"><text:span text:style-name="T5">The student consensus that to fix it is to change references to gamestate coins in card effect to references to bonus_coins, however, updateCoins will still not function well if more than one card is called so I don’t honestly think this is a good solution. Nevertheless, <text:s/>I cannot discern truly how bonus should operate </text:span><text:span text:style-name="T9">and thus am unable to come up with a better alternative</text:span><text:span text:style-name="T5">, </text:span><text:span text:style-name="T9">so</text:span><text:span text:style-name="T5"> I am going to assume this game is written so only one card will get played at a time and we can go with the student solution.</text:span></text:p>
      <text:p text:style-name="P20"><text:span text:style-name="T5"/></text:p>
      <text:p text:style-name="P9"><text:span text:style-name="T13">Test Setup:</text:span><text:span text:style-name="T5"> Basic game state </text:span><text:span text:style-name="T12">initialization.</text:span><text:span text:style-name="T5"> <text:s/>Set players hand to only have estates. <text:s/>Put a minion card in at </text:span><text:span text:style-name="T12">position</text:span><text:span text:style-name="T5"> 0. <text:s/>Call playCard. <text:s/>Minion card cleanly adds 2 gold so it is an ideal card to play here.</text:span></text:p>
      <text:p text:style-name="P16"><text:span text:style-name="T5"/></text:p>
      <text:p text:style-name="P9"><text:span text:style-name="T13">Functions: </text:span><text:span text:style-name="T5">We need to test </text:span><text:span text:style-name="T8">cardEffect and update coins together – so playCard is an ideal function to play as it calls both.</text:span></text:p>
      <text:p text:style-name="P20"><text:span text:style-name="T4">Assertions: </text:span><text:span text:style-name="T1">Number of coins after test should be equal to 2.</text:span></text:p>
      <text:p text:style-name="P9"><text:span text:style-name="T1"/></text:p>
      <text:p text:style-name="P36">Bug9</text:p>
      <text:p text:style-name="P29"><text:span text:style-name="T14">Description: </text:span><text:span text:style-name="T16">If </text:span><text:span text:style-name="T17">the top two cards of an opponents deck are the same</text:span><text:span text:style-name="T16">, the code sets tributeRevealedCards[1] to -1. <text:s/></text:span><text:span text:style-name="T17">Since we assign bonuses with an if-then-else iterating over tributeRevealedCard that never check for a -1, this ends up giving the player two extra num actions. The scenario to test for is thus when the next opponents top two cards are the same.</text:span></text:p>
      <text:p text:style-name="P30"><text:span text:style-name="T5"/></text:p>
      <text:p text:style-name="P30"><text:span text:style-name="T24">if </text:span><text:span text:style-name="T20">(tributeRevealedCards[</text:span><text:span text:style-name="T28">0</text:span><text:span text:style-name="T20">] == tributeRevealedCards[</text:span><text:span text:style-name="T28">1</text:span><text:span text:style-name="T20">]) { </text:span><text:span text:style-name="T26">//If we have a duplicate card, just drop one</text:span><text:line-break/><text:span text:style-name="T26"> <text:s text:c="3"/></text:span><text:span text:style-name="T20">state-&gt;</text:span><text:span text:style-name="T27">playedCards</text:span><text:span text:style-name="T20">[state-&gt;</text:span><text:span text:style-name="T27">playedCardCount</text:span><text:span text:style-name="T20">] = tributeRevealedCards[</text:span><text:span text:style-name="T28">1</text:span><text:span text:style-name="T20">]</text:span><text:span text:style-name="T22">;</text:span><text:line-break/><text:span text:style-name="T22"> <text:s text:c="3"/></text:span><text:span text:style-name="T20">state-&gt;</text:span><text:span text:style-name="T27">playedCardCount</text:span><text:span text:style-name="T20">++</text:span><text:span text:style-name="T22">;</text:span><text:line-break/><text:span text:style-name="T22"> <text:s text:c="3"/></text:span><text:span text:style-name="T20">tributeRevealedCards[</text:span><text:span text:style-name="T28">1</text:span><text:span text:style-name="T20">] = -</text:span><text:span text:style-name="T28">1</text:span><text:span text:style-name="T22">;</text:span><text:line-break/><text:span text:style-name="T20">}</text:span></text:p>
      <text:p text:style-name="P30"><text:span text:style-name="T5"/></text:p>
      <text:p text:style-name="P30"><text:span text:style-name="T5"/></text:p>
      <text:p text:style-name="P30"><text:span text:style-name="T24">for </text:span><text:span text:style-name="T20">(i = </text:span><text:span text:style-name="T28">0</text:span><text:span text:style-name="T22">; </text:span><text:span text:style-name="T20">i &lt;= </text:span><text:span text:style-name="T28">2</text:span><text:span text:style-name="T22">; </text:span><text:span text:style-name="T20">i ++) {</text:span><text:line-break/><text:span text:style-name="T20"> <text:s text:c="3"/></text:span><text:span text:style-name="T21">if </text:span><text:span text:style-name="T20">(tributeRevealedCards[i] == </text:span><text:span text:style-name="T25">copper </text:span><text:span text:style-name="T20">|| tributeRevealedCards[i] == </text:span><text:span text:style-name="T25">silver </text:span><text:span text:style-name="T20">|| tributeRevealedCards[i] == </text:span><text:span text:style-name="T25">gold</text:span><text:span text:style-name="T20">) { </text:span><text:span text:style-name="T26">//Treasure cards</text:span><text:line-break/><text:span text:style-name="T26"> <text:s text:c="7"/></text:span><text:span text:style-name="T20">state-&gt;</text:span><text:span text:style-name="T27">coins </text:span><text:span text:style-name="T20">+= </text:span><text:span text:style-name="T28">2</text:span><text:span text:style-name="T22">;</text:span><text:line-break/><text:span text:style-name="T22"> <text:s text:c="3"/></text:span><text:span text:style-name="T20">}</text:span><text:line-break/><text:line-break/><text:span text:style-name="T20"> <text:s text:c="3"/></text:span><text:span text:style-name="T21">else if </text:span><text:span text:style-name="T20">(tributeRevealedCards[i] == </text:span><text:span text:style-name="T25">estate </text:span><text:span text:style-name="T20">|| tributeRevealedCards[i] == </text:span><text:span text:style-name="T25">duchy </text:span><text:span text:style-name="T20">|| tributeRevealedCards[i] == </text:span><text:span text:style-name="T25">province </text:span><text:span text:style-name="T20">|| tributeRevealedCards[i] == </text:span><text:span text:style-name="T25">gardens </text:span><text:span text:style-name="T20">|| tributeRevealedCards[i] == </text:span><text:span text:style-name="T25">great_hall</text:span><text:span text:style-name="T20">) { </text:span><text:span text:style-name="T26">//Victory Card Found</text:span><text:line-break/><text:span text:style-name="T26"> <text:s text:c="7"/></text:span><text:span text:style-name="T20">drawCard(currentPlayer</text:span><text:span text:style-name="T22">, </text:span><text:span text:style-name="T20">state)</text:span><text:span text:style-name="T22">;</text:span><text:line-break/><text:span text:style-name="T22"> <text:s text:c="7"/></text:span><text:span text:style-name="T20">drawCard(currentPlayer</text:span><text:span text:style-name="T22">, </text:span><text:span text:style-name="T20">state)</text:span><text:span text:style-name="T22">;</text:span><text:line-break/><text:span text:style-name="T22"> <text:s text:c="3"/></text:span><text:span text:style-name="T20">}</text:span><text:line-break/><text:span text:style-name="T20"> <text:s text:c="3"/></text:span><text:span text:style-name="T21">else </text:span><text:span text:style-name="T20">{ </text:span><text:span text:style-name="T26">//Action Card</text:span><text:line-break/><text:span text:style-name="T26"> <text:s text:c="7"/></text:span><text:span text:style-name="T20">state-&gt;</text:span><text:span text:style-name="T27">numActions </text:span><text:span text:style-name="T20">= state-&gt;</text:span><text:span text:style-name="T27">numActions </text:span><text:span text:style-name="T20">+ </text:span><text:span text:style-name="T28">2</text:span><text:span text:style-name="T22">;</text:span><text:line-break/><text:span text:style-name="T22"> <text:s text:c="3"/></text:span><text:span text:style-name="T20">}</text:span><text:line-break/><text:span text:style-name="T20">}</text:span></text:p>
      <text:p text:style-name="P30"><text:span text:style-name="T5"/></text:p>
      <text:p text:style-name="P20"><text:span text:style-name="T5"/></text:p>
      <text:p text:style-name="P10"><text:span text:style-name="T13">Test Setup:</text:span><text:span text:style-name="T5"> Basic game state initalization. <text:s/>Set players </text:span><text:span text:style-name="T10">2’s hand to only have smithies. <text:s/>Set numActions to 0. Call cardEffect with tribute. <text:s/></text:span></text:p>
      <text:p text:style-name="P17"><text:span text:style-name="T5"/></text:p>
      <text:p text:style-name="P10"><text:span text:style-name="T13">Functions: </text:span><text:span text:style-name="T5">We need to test </text:span><text:span text:style-name="T8">cardEffect </text:span><text:span text:style-name="T10">with Tribute as this test is local to the function.</text:span></text:p>
      <text:p text:style-name="P21"><text:span text:style-name="T4">Assertions: </text:span><text:span text:style-name="T17">Assert numActions is 2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22"><text:soft-page-break/><text:span text:style-name="T1">Bug10</text:span></text:p>
      <text:p text:style-name="P31"><text:span text:style-name="T1"/></text:p>
      <text:p text:style-name="P32"><text:span text:style-name="T14">Description: </text:span></text:p>
      <text:p text:style-name="P21"><text:span text:style-name="T5"/></text:p>
      <text:p text:style-name="P11"><text:span text:style-name="T13">Test Setup:</text:span><text:span text:style-name="T5"> </text:span></text:p>
      <text:p text:style-name="P18"><text:span text:style-name="T5"/></text:p>
      <text:p text:style-name="P11"><text:span text:style-name="T13">Functions: </text:span></text:p>
      <text:p text:style-name="P21"><text:span text:style-name="T4">Assertions: 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20"><text:span text:style-name="T1">Bug reports:</text:span></text:p>
      <text:p text:style-name="P24"><text:span text:style-name="T1">Bug 8</text:span></text:p>
      <text:p text:style-name="P1"><text:span text:style-name="T1"><text:s/></text:span><text:span text:style-name="T5">============================== </text:span></text:p>
      <text:p text:style-name="P1"><text:span text:style-name="T13">Title:</text:span><text:span text:style-name="T5"> </text:span><text:span text:style-name="T11">Bonus coins from card Effect disappearing</text:span></text:p>
      <text:p text:style-name="P1"><text:span text:style-name="T13">Class:</text:span><text:span text:style-name="T5"> </text:span><text:span text:style-name="T6">Serious Bug</text:span></text:p>
      <text:p text:style-name="P1"><text:span text:style-name="T6"/></text:p>
      <text:p text:style-name="P1"><text:span text:style-name="T13">Date: </text:span><text:span text:style-name="T6">11/29</text:span></text:p>
      <text:p text:style-name="P1"><text:span text:style-name="T13">Reported By: </text:span><text:a xlink:type="simple" xlink:href="https://piazza.com/class/k0n6ytspfa4571?cid=29#" text:style-name="Internet_20_link" text:visited-style-name="Visited_20_Internet_20_Link"><text:span text:style-name="T17">Adams Rosales</text:span></text:a></text:p>
      <text:p text:style-name="P1"><text:span text:style-name="T13">Email</text:span><text:span text:style-name="T5">: </text:span><text:span text:style-name="T6">RealEmail@Email.com</text:span></text:p>
      <text:p text:style-name="P1"><text:span text:style-name="T5"/></text:p>
      <text:p text:style-name="P1"><text:span text:style-name="T13">Product</text:span><text:span text:style-name="T5">: </text:span><text:span text:style-name="T6">Dominion console game</text:span></text:p>
      <text:p text:style-name="P1"><text:span text:style-name="T13">Platform</text:span><text:span text:style-name="T5">: </text:span><text:span text:style-name="T6">Windows 10 Pro Version<text:tab/>10.0.16299 Build 16299</text:span></text:p>
      <text:p text:style-name="P1"><text:span text:style-name="T5"/></text:p>
      <text:p text:style-name="P1"><text:span text:style-name="T13">Browser</text:span><text:span text:style-name="T5">: </text:span><text:span text:style-name="T6">N/A</text:span></text:p>
      <text:p text:style-name="P1"><text:span text:style-name="T13">URL</text:span><text:span text:style-name="T5">: </text:span><text:span text:style-name="T6">N/A</text:span></text:p>
      <text:p text:style-name="P1"><text:span text:style-name="T5"/></text:p>
      <text:p text:style-name="P1"><text:span text:style-name="T10">Is i</text:span><text:span text:style-name="T5">t reproducible:</text:span><text:span text:style-name="T13"> Yes</text:span><text:span text:style-name="T5"> / Occasionally / One Time / No </text:span></text:p>
      <text:p text:style-name="P1"/>
      <text:p text:style-name="P1"><text:span text:style-name="T13">Description</text:span><text:span text:style-name="T5">:</text:span></text:p>
      <text:p text:style-name="P5"><text:span text:style-name="T5">The function </text:span><text:span text:style-name="T8">cardEffect/playCard</text:span><text:span text:style-name="T5"> </text:span><text:span text:style-name="T7">does not accurately </text:span><text:span text:style-name="T8">handle coin updating/bonus coins. <text:s/></text:span><text:span text:style-name="T11">Calling cards like minion that should grant some bonus coins above coins granted from treasure cards does not end up doing so when using playCard.</text:span></text:p>
      <text:p text:style-name="P5"><text:span text:style-name="T8"/></text:p>
      <text:p text:style-name="P17"><text:span text:style-name="T5">The impact is very large as no coin effects from cardEffect will come into play, making many cards useless. <text:s/>This bug was called out in the student discussion several times. <text:s/></text:span></text:p>
      <text:p text:style-name="P5"><text:span text:style-name="T7"><text:s text:c="2"/></text:span></text:p>
      <text:p text:style-name="P1"><text:span text:style-name="T5">===========</text:span></text:p>
      <text:p text:style-name="P23"><text:span text:style-name="T5">Steps to Produce/Reproduce </text:span></text:p>
      <text:p text:style-name="P1"><text:span text:style-name="T5"/></text:p>
      <text:list xml:id="list1770290970" text:style-name="L1">
        <text:list-item>
          <text:p text:style-name="P3"><text:span text:style-name="T5">Initialize game and set all cards in player 1’s hand to estates </text:span><text:span text:style-name="T7">so no treasure card will impact coin count</text:span><text:span text:style-name="T5">.</text:span></text:p>
        </text:list-item>
        <text:list-item>
          <text:p text:style-name="P3"><text:span text:style-name="T5">Place a minion card in the players’hand at position 0.</text:span></text:p>
        </text:list-item>
        <text:list-item>
          <text:p text:style-name="P3"><text:span text:style-name="T5">Call playcard on current player and position 0.</text:span></text:p>
          <text:p text:style-name="P12"><text:span text:style-name="T6"/></text:p>
        </text:list-item>
      </text:list>
      <text:p text:style-name="P1"><text:span text:style-name="T5">-------------------------- </text:span></text:p>
      <text:p text:style-name="P1"><text:span text:style-name="T13">Expected Results:</text:span><text:span text:style-name="T15"> </text:span><text:span text:style-name="T7">Coins should be set to 2</text:span></text:p>
      <text:p text:style-name="P1"><text:span text:style-name="T5">---------------- </text:span></text:p>
      <text:p text:style-name="P1"><text:span text:style-name="T13">Actual Results: </text:span><text:span text:style-name="T7">Coins are set to 0</text:span></text:p>
      <text:p text:style-name="P1"><text:span text:style-name="T5">-------------- </text:span></text:p>
      <text:p text:style-name="P1"><text:span text:style-name="T13">Workarounds</text:span><text:span text:style-name="T5"> </text:span></text:p>
      <text:p text:style-name="P2"><text:span text:style-name="T5">Do not have </text:span><text:span text:style-name="T10">updateCoins</text:span><text:span text:style-name="T5"> set coins value to 0 at start.</text:span></text:p>
      <text:p text:style-name="P1"><text:span text:style-name="T14"/></text:p>
      <text:p text:style-name="P15"><text:soft-page-break/><text:span text:style-name="T5"><text:s/></text:span></text:p>
      <text:p text:style-name="Standard"/>
      <text:p text:style-name="Standard"/>
      <text:p text:style-name="Standard"/>
      <text:p text:style-name="P25"><text:span text:style-name="T1">Bug </text:span><text:span text:style-name="T2">9</text:span></text:p>
      <text:p text:style-name="P32"><text:span text:style-name="T1"><text:s/></text:span><text:span text:style-name="T5">============================== </text:span></text:p>
      <text:p text:style-name="P32"><text:span text:style-name="T13">Title:</text:span><text:span text:style-name="T5"> </text:span><text:span text:style-name="T12">Tribute card doesn’t recognize same card case</text:span></text:p>
      <text:p text:style-name="P32"><text:span text:style-name="T13">Class:</text:span><text:span text:style-name="T5"> </text:span><text:span text:style-name="T10">Minor Bug</text:span></text:p>
      <text:p text:style-name="P32"><text:span text:style-name="T6"/></text:p>
      <text:p text:style-name="P32"><text:span text:style-name="T13">Date: </text:span><text:span text:style-name="T6">11/29</text:span></text:p>
      <text:p text:style-name="P32"><text:span text:style-name="T13">Reported By: </text:span><text:span text:style-name="T17">Mandi Grant</text:span></text:p>
      <text:p text:style-name="P32"><text:span text:style-name="T13">Email</text:span><text:span text:style-name="T5">: </text:span><text:span text:style-name="T6">RealEmail@Email.com</text:span></text:p>
      <text:p text:style-name="P32"><text:span text:style-name="T5"/></text:p>
      <text:p text:style-name="P32"><text:span text:style-name="T13">Product</text:span><text:span text:style-name="T5">: </text:span><text:span text:style-name="T6">Dominion console game</text:span></text:p>
      <text:p text:style-name="P32"><text:span text:style-name="T13">Platform</text:span><text:span text:style-name="T5">: </text:span><text:span text:style-name="T6">Windows 10 Pro Version<text:tab/>10.0.16299 Build 16299</text:span></text:p>
      <text:p text:style-name="P32"><text:span text:style-name="T5"/></text:p>
      <text:p text:style-name="P32"><text:span text:style-name="T13">Browser</text:span><text:span text:style-name="T5">: </text:span><text:span text:style-name="T6">N/A.</text:span></text:p>
      <text:p text:style-name="P32"><text:span text:style-name="T13">URL</text:span><text:span text:style-name="T5">:</text:span><text:span text:style-name="T6">N/A</text:span></text:p>
      <text:p text:style-name="P32"><text:span text:style-name="T5"/></text:p>
      <text:p text:style-name="P32"><text:span text:style-name="T10">Is i</text:span><text:span text:style-name="T5">t reproducible:</text:span><text:span text:style-name="T13"> Yes</text:span><text:span text:style-name="T5"> / Occasionally / One Time / No </text:span></text:p>
      <text:p text:style-name="P32"/>
      <text:p text:style-name="P32"><text:span text:style-name="T13">Description</text:span><text:span text:style-name="T5">:</text:span></text:p>
      <text:p text:style-name="P19"><text:span text:style-name="T16">If </text:span><text:span text:style-name="T17">the top two cards of an opponents deck are the same</text:span><text:span text:style-name="T16">, t</text:span><text:span text:style-name="T17">he code gives a bonus equal to the type of the card plus the bonus for an action card.</text:span><text:span text:style-name="T16"> <text:s/></text:span><text:span text:style-name="T18">The card specifies two cards with the same name should not each grant a bonus.</text:span></text:p>
      <text:p text:style-name="P19"><text:span text:style-name="T18"/></text:p>
      <text:p text:style-name="P19"><text:span text:style-name="T17">This is </text:span><text:span text:style-name="T18">a </text:span><text:span text:style-name="T17">relatively minor </text:span><text:span text:style-name="T18">bug</text:span><text:span text:style-name="T17"> as it won’t be too terribly often if the opponents top two cards are the same and an extra two actions </text:span><text:span text:style-name="T18">are</text:span><text:span text:style-name="T17"> not liable to be the game changer for many games, </text:span><text:span text:style-name="T18">thus minimizing player backlash.</text:span></text:p>
      <text:p text:style-name="P6"><text:span text:style-name="T7"><text:s text:c="2"/></text:span></text:p>
      <text:p text:style-name="P32"><text:span text:style-name="T5">===========</text:span></text:p>
      <text:p text:style-name="P27"><text:span text:style-name="T5">Steps to Produce/Reproduce </text:span></text:p>
      <text:list xml:id="list211054359352415" text:continue-numbering="true" text:style-name="L1">
        <text:list-header>
          <text:p text:style-name="P13"><text:span text:style-name="T6"/></text:p>
        </text:list-header>
      </text:list>
      <text:list xml:id="list1162078388" text:style-name="L2">
        <text:list-item>
          <text:p text:style-name="P34"><text:span text:style-name="T6">Initialize </text:span><text:span text:style-name="T11">a standard </text:span><text:span text:style-name="T6">game </text:span><text:span text:style-name="T11">for two players</text:span></text:p>
        </text:list-item>
        <text:list-item>
          <text:p text:style-name="P34"><text:span text:style-name="T11">S</text:span><text:span text:style-name="T6">et </text:span><text:span text:style-name="T11">the top two cards of player 2’s hand to smithies.</text:span></text:p>
        </text:list-item>
        <text:list-item>
          <text:p text:style-name="P7"><text:span text:style-name="T11">Call cardEffect with player1 and player2</text:span></text:p>
        </text:list-item>
      </text:list>
      <text:list xml:id="list211053723713954" text:continue-list="list211054359352415" text:style-name="L1">
        <text:list-header>
          <text:p text:style-name="P13"><text:span text:style-name="T6"/></text:p>
        </text:list-header>
      </text:list>
      <text:p text:style-name="P32"><text:span text:style-name="T5">-------------------------- </text:span></text:p>
      <text:p text:style-name="P32"><text:span text:style-name="T13">Expected Results:</text:span><text:span text:style-name="T15"> </text:span><text:span text:style-name="T18">NumActions should be 2</text:span></text:p>
      <text:p text:style-name="P32"><text:span text:style-name="T5">---------------- </text:span></text:p>
      <text:p text:style-name="P32"><text:span text:style-name="T13">Actual Results: </text:span><text:span text:style-name="T18">numActions is 4</text:span></text:p>
      <text:p text:style-name="P32"><text:span text:style-name="T5">-------------- </text:span></text:p>
      <text:p text:style-name="P32"><text:span text:style-name="T13">Workarounds</text:span><text:span text:style-name="T5"> </text:span><text:span text:style-name="T6">: </text:span><text:span text:style-name="T11">N/A</text:span></text:p>
      <text:p text:style-name="Standard"/>
      <text:p text:style-name="Standard"/>
      <text:p text:style-name="P33"/>
      <text:p text:style-name="P33"/>
      <text:p text:style-name="P26"><text:span text:style-name="T1">Bug </text:span><text:span text:style-name="T3">10</text:span></text:p>
      <text:p text:style-name="P33"><text:span text:style-name="T1"><text:s/></text:span><text:span text:style-name="T5">============================== </text:span></text:p>
      <text:p text:style-name="P33"><text:span text:style-name="T13">Title:</text:span><text:span text:style-name="T5"> </text:span><text:span text:style-name="T6">ApprenticeBugTestWizard</text:span></text:p>
      <text:p text:style-name="P33"><text:span text:style-name="T13">Class:</text:span><text:span text:style-name="T5"> </text:span><text:span text:style-name="T10">Minor Bug</text:span></text:p>
      <text:p text:style-name="P33"><text:span text:style-name="T6"/></text:p>
      <text:p text:style-name="P33"><text:span text:style-name="T13">Date: </text:span><text:span text:style-name="T6">11/29</text:span></text:p>
      <text:p text:style-name="P33"><text:span text:style-name="T13">Reported By: </text:span><text:a xlink:type="simple" xlink:href="https://piazza.com/class/k0n6ytspfa4571?cid=29#" text:style-name="Internet_20_link" text:visited-style-name="Visited_20_Internet_20_Link"><text:span text:style-name="T17">Akifumi Komori</text:span></text:a></text:p>
      <text:p text:style-name="P33"><text:span text:style-name="T13">Email</text:span><text:span text:style-name="T5">: </text:span><text:span text:style-name="T6">RealEmail@Email.com</text:span></text:p>
      <text:p text:style-name="P33"><text:span text:style-name="T5"/></text:p>
      <text:p text:style-name="P33"><text:span text:style-name="T13">Product</text:span><text:span text:style-name="T5">: </text:span><text:span text:style-name="T6">Dominion console game</text:span></text:p>
      <text:p text:style-name="P33"><text:span text:style-name="T13">Platform</text:span><text:span text:style-name="T5">: </text:span><text:span text:style-name="T6">Windows 10 Pro Version<text:tab/>10.0.16299 Build 16299</text:span></text:p>
      <text:p text:style-name="P33"><text:span text:style-name="T5"/></text:p>
      <text:p text:style-name="P33"><text:soft-page-break/><text:span text:style-name="T13">Browser</text:span><text:span text:style-name="T5">: </text:span><text:span text:style-name="T6">N/A.</text:span></text:p>
      <text:p text:style-name="P33"><text:span text:style-name="T13">URL</text:span><text:span text:style-name="T5">:</text:span><text:span text:style-name="T6">N/A</text:span></text:p>
      <text:p text:style-name="P33"><text:span text:style-name="T5"/></text:p>
      <text:p text:style-name="P33"><text:span text:style-name="T10">Is i</text:span><text:span text:style-name="T5">t reproducible:</text:span><text:span text:style-name="T13"> Yes</text:span><text:span text:style-name="T5"> / Occasionally / One Time / No </text:span></text:p>
      <text:p text:style-name="P33"/>
      <text:p text:style-name="P33"><text:span text:style-name="T13">Description</text:span><text:span text:style-name="T5">:</text:span></text:p>
      <text:p text:style-name="P19"><text:span text:style-name="T18"/></text:p>
      <text:p text:style-name="P8"><text:span text:style-name="T7"><text:s text:c="2"/></text:span></text:p>
      <text:p text:style-name="P33"><text:span text:style-name="T5">===========</text:span></text:p>
      <text:p text:style-name="P28"><text:span text:style-name="T5">Steps to Produce/Reproduce </text:span></text:p>
      <text:list xml:id="list211053559557906" text:continue-numbering="true" text:style-name="L1">
        <text:list-header>
          <text:p text:style-name="P14"><text:span text:style-name="T6"/></text:p>
        </text:list-header>
      </text:list>
      <text:p text:style-name="P8"><text:span text:style-name="T11"/></text:p>
      <text:list xml:id="list211053865998000" text:continue-numbering="true" text:style-name="L1">
        <text:list-header>
          <text:p text:style-name="P14"><text:span text:style-name="T6"/></text:p>
        </text:list-header>
      </text:list>
      <text:p text:style-name="P33"><text:span text:style-name="T5">-------------------------- </text:span></text:p>
      <text:p text:style-name="P33"><text:span text:style-name="T13">Expected Results:</text:span><text:span text:style-name="T15"> </text:span><text:span text:style-name="T18">NumActions should be 2</text:span></text:p>
      <text:p text:style-name="P33"><text:span text:style-name="T5">---------------- </text:span></text:p>
      <text:p text:style-name="P33"><text:span text:style-name="T13">Actual Results: </text:span><text:span text:style-name="T18">numActions is 4</text:span></text:p>
      <text:p text:style-name="P33"><text:span text:style-name="T5">-------------- </text:span></text:p>
      <text:p text:style-name="P33"><text:span text:style-name="T13">Workarounds</text:span><text:span text:style-name="T5"> </text:span><text:span text:style-name="T6">: </text:span><text:span text:style-name="T11">N/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8:21:00</meta:creation-date>
    <meta:initial-creator>Wendy Roberts</meta:initial-creator>
    <dc:date>2019-11-29T21:10:52.152000000</dc:date>
    <meta:editing-duration>PT38M30S</meta:editing-duration>
    <meta:editing-cycles>4</meta:editing-cycles>
    <meta:generator>LibreOffice/6.2.8.2$Windows_X86_64 LibreOffice_project/f82ddfca21ebc1e222a662a32b25c0c9d20169ee</meta:generator>
    <meta:document-statistic meta:table-count="0" meta:image-count="0" meta:object-count="0" meta:page-count="4" meta:paragraph-count="101" meta:word-count="894" meta:character-count="5877" meta:non-whitespace-character-count="4908"/>
  </office:meta>
</office:document-meta>
</file>